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1" style:master-page-name="MP0" style:family="paragraph">
      <style:paragraph-properties fo:break-before="page"/>
      <style:text-properties fo:language="ru" fo:country="RU"/>
    </style:style>
    <style:style style:name="P2" style:parent-style-name="Textbody" style:family="paragraph">
      <style:text-properties fo:language="ru" fo:country="RU"/>
    </style:style>
    <style:style style:name="P3" style:parent-style-name="Заголовок1" style:family="paragraph">
      <style:text-properties fo:language="ru" fo:country="RU"/>
    </style:style>
    <style:style style:name="P4" style:parent-style-name="Textbody" style:family="paragraph">
      <style:text-properties fo:language="ru" fo:country="RU"/>
    </style:style>
    <style:style style:name="P5" style:parent-style-name="Заголовок1" style:family="paragraph">
      <style:text-properties fo:language="ru" fo:country="RU"/>
    </style:style>
    <style:style style:name="P6" style:parent-style-name="Textbody" style:family="paragraph">
      <style:text-properties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P9" style:parent-style-name="Заголовок1" style:family="paragraph">
      <style:text-properties fo:language="ru" fo:country="RU"/>
    </style:style>
    <style:style style:name="P10" style:parent-style-name="Textbody" style:family="paragraph">
      <style:text-properties fo:language="ru" fo:country="RU"/>
    </style:style>
    <style:style style:name="P11" style:parent-style-name="Textbody" style:family="paragraph">
      <style:text-properties fo:language="ru" fo:country="RU"/>
    </style:style>
    <style:style style:name="P12" style:parent-style-name="Textbody" style:family="paragraph">
      <style:text-properties fo:language="ru" fo:country="RU"/>
    </style:style>
    <style:style style:name="P13" style:parent-style-name="Textbody" style:family="paragraph">
      <style:text-properties fo:language="ru" fo:country="RU"/>
    </style:style>
    <style:style style:name="P14" style:parent-style-name="Textbody" style:family="paragraph">
      <style:text-properties fo:language="ru" fo:country="RU"/>
    </style:style>
    <style:style style:name="P15" style:parent-style-name="Textbody" style:family="paragraph">
      <style:text-properties fo:language="ru" fo:country="RU"/>
    </style:style>
    <style:style style:name="P16" style:parent-style-name="Textbody" style:family="paragraph">
      <style:text-properties fo:language="ru" fo:country="RU"/>
    </style:style>
    <style:style style:name="P17" style:parent-style-name="Textbody" style:family="paragraph">
      <style:text-properties fo:language="ru" fo:country="RU"/>
    </style:style>
    <style:style style:name="P18" style:parent-style-name="Textbody" style:family="paragraph">
      <style:text-properties fo:language="ru" fo:country="RU"/>
    </style:style>
    <style:style style:name="P19" style:parent-style-name="Textbody" style:family="paragraph">
      <style:text-properties fo:language="ru" fo:country="RU"/>
    </style:style>
    <style:style style:name="P20" style:parent-style-name="Textbody" style:family="paragraph">
      <style:text-properties fo:language="ru" fo:country="RU"/>
    </style:style>
    <style:style style:name="P21" style:parent-style-name="Textbody" style:family="paragraph">
      <style:text-properties fo:language="ru" fo:country="RU"/>
    </style:style>
    <style:style style:name="P22" style:parent-style-name="Textbody" style:family="paragraph">
      <style:text-properties fo:language="ru" fo:country="RU"/>
    </style:style>
    <style:style style:name="P23" style:parent-style-name="Textbody" style:family="paragraph">
      <style:text-properties fo:language="ru" fo:country="RU"/>
    </style:style>
    <style:style style:name="P24" style:parent-style-name="Textbody" style:family="paragraph">
      <style:text-properties fo:language="ru" fo:country="RU"/>
    </style:style>
    <style:style style:name="P25" style:parent-style-name="Textbody" style:family="paragraph">
      <style:text-properties fo:language="ru" fo:country="RU"/>
    </style:style>
    <style:style style:name="P26" style:parent-style-name="Textbody" style:family="paragraph">
      <style:text-properties fo:language="ru" fo:country="RU"/>
    </style:style>
    <style:style style:name="P27" style:parent-style-name="Textbody" style:family="paragraph">
      <style:text-properties fo:language="ru" fo:country="RU"/>
    </style:style>
    <style:style style:name="P28" style:parent-style-name="Textbody" style:family="paragraph">
      <style:text-properties fo:language="ru" fo:country="RU"/>
    </style:style>
    <style:style style:name="P29" style:parent-style-name="Textbody" style:family="paragraph">
      <style:text-properties fo:language="ru" fo:country="RU"/>
    </style:style>
    <style:style style:name="P30" style:parent-style-name="Textbody" style:family="paragraph">
      <style:text-properties fo:language="ru" fo:country="RU"/>
    </style:style>
    <style:style style:name="P31" style:parent-style-name="Заголовок1" style:family="paragraph">
      <style:text-properties fo:language="ru" fo:country="RU"/>
    </style:style>
    <style:style style:name="P32" style:parent-style-name="Standard" style:family="paragraph">
      <style:text-properties fo:language="ru" fo:country="RU"/>
    </style:style>
    <style:style style:name="P33" style:parent-style-name="Standard" style:family="paragraph">
      <style:text-properties fo:language="ru" fo:country="RU"/>
    </style:style>
    <style:style style:name="P34" style:parent-style-name="Заголовок4" style:family="paragraph">
      <style:paragraph-properties fo:text-align="start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P37" style:parent-style-name="Standard" style:family="paragraph">
      <style:text-properties fo:language="ru" fo:country="RU"/>
    </style:style>
    <style:style style:name="P38" style:parent-style-name="Textbody" style:family="paragraph">
      <style:text-properties fo:language="ru" fo:country="RU"/>
    </style:style>
    <style:style style:name="P39" style:parent-style-name="Textbody" style:family="paragraph">
      <style:text-properties fo:language="ru" fo:country="RU"/>
    </style:style>
    <style:style style:name="P40" style:parent-style-name="Textbody" style:family="paragraph">
      <style:text-properties fo:language="ru" fo:country="RU"/>
    </style:style>
    <style:style style:name="P41" style:parent-style-name="Textbody" style:family="paragraph">
      <style:text-properties fo:language="ru" fo:country="RU"/>
    </style:style>
    <style:style style:name="P42" style:parent-style-name="Textbody" style:family="paragraph">
      <style:text-properties fo:language="ru" fo:country="RU"/>
    </style:style>
    <style:style style:name="P43" style:parent-style-name="Textbody" style:family="paragraph">
      <style:text-properties fo:language="ru" fo:country="RU"/>
    </style:style>
    <style:style style:name="P44" style:parent-style-name="Textbody" style:family="paragraph">
      <style:text-properties fo:language="ru" fo:country="RU"/>
    </style:style>
    <style:style style:name="P45" style:parent-style-name="Textbody" style:family="paragraph">
      <style:text-properties fo:language="ru" fo:country="RU"/>
    </style:style>
    <style:style style:name="P46" style:parent-style-name="Textbody" style:family="paragraph">
      <style:text-properties fo:language="ru" fo:country="RU"/>
    </style:style>
    <style:style style:name="P47" style:parent-style-name="Textbody" style:family="paragraph">
      <style:text-properties fo:language="ru" fo:country="RU"/>
    </style:style>
    <style:style style:name="P48" style:parent-style-name="Textbody" style:family="paragraph">
      <style:text-properties fo:language="ru" fo:country="RU"/>
    </style:style>
    <style:style style:name="P49" style:parent-style-name="Textbody" style:family="paragraph">
      <style:text-properties fo:language="ru" fo:country="RU"/>
    </style:style>
    <style:style style:name="P50" style:parent-style-name="Textbody" style:family="paragraph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P60" style:parent-style-name="Textbody" style:family="paragraph">
      <style:text-properties fo:language="ru" fo:country="RU"/>
    </style:style>
    <style:style style:name="P61" style:parent-style-name="Textbody" style:family="paragraph">
      <style:text-properties fo:language="ru" fo:country="RU"/>
    </style:style>
    <style:style style:name="P62" style:parent-style-name="Textbody" style:family="paragraph">
      <style:text-properties fo:language="ru" fo:country="RU"/>
    </style:style>
  </office:automatic-styles>
  <office:body>
    <office:text text:use-soft-page-breaks="true">
      <text:h text:style-name="P1" text:outline-level="1">Описание проекта</text:h>
      <text:p text:style-name="P2">Проект предназначен для мониторинга бизнес процессов. Основная часть процесса происходит внутри системы 1С. Путем периодической выгрузки данных из 1С в базу данных<text:s/>проекта происходит обновление базы данных проекта. Информация из этой БД отображается пользователям через веб интерфейс.</text:p>
      <text:h text:style-name="P3" text:outline-level="1">Эксплуатационное назначение</text:h>
      <text:p text:style-name="P4">Для заказчика это просмотр и контроль заявок клиентов, накладных, маршрутов и проч… Для клиентов это возможность увидеть через веб интерфейс статус своего заказа.</text:p>
      <text:h text:style-name="P5" text:outline-level="1">Функциональное назначение</text:h>
      <text:p text:style-name="P6">Выгружать данные о заявках, накладных, сборочных листах, маршрутах из системы 1с.</text:p>
      <text:p text:style-name="Textbody"><text:span text:style-name="T7"><office:annotation office:name="0"><dc:creator>Юлия Смирнова</dc:creator><dc:date>2015-10-11T17:25:00</dc:date><text:p text:style-name="Обычный"><text:span text:style-name="T8">Данные о маршрутах можно вести в 1С. После проверки функциональности 1С этот пункт убираем</text:span></text:p></office:annotation>Возможность добавить новый маршрут, возможность добавить плечо маршрута...</text:span><office:annotation-end office:name="0"/></text:p>
      <text:h text:style-name="P9" text:outline-level="1">Термины и определения</text:h>
      <text:p text:style-name="P10">Заявка – созданная клиентом/торговым представителем и зарегистрированная в программе<text:s/>offline<text:s/>информация о желаемом товаре, его количестве и цене.</text:p>
      <text:p text:style-name="P11">ЗН (заявка_накладная) — автоматически создаваемая сущность в 1с. Из одной заявки создается одна или несколько ЗН. (в предметной области это разные сущности, сначала это внутренняя заявка, потом — накладная).</text:p>
      <text:p text:style-name="P12">Количество паллет – количество паллет, загружаемых в ТС на уровне маршрутного листа.</text:p>
      <text:p text:style-name="P13">Количество мест — количество<text:s/>коробок<text:s/>которые занимают товары из данной накладной.</text:p>
      <text:p text:style-name="P14">Пункт — конкретный адрес на местности, может быть одним из трех типов (склад, торговое представительство, клиент)</text:p>
      <text:p text:style-name="P15">Маршрут – упорядоченный список из нескольких пунктов.<text:s/>В маршруте указывается время прибытия и обработки в каждом пункте.</text:p>
      <text:p text:style-name="P16">Склад — тип пункта, любой маршрут должен начинается с данного типа пункта.</text:p>
      <text:p text:style-name="P17">Торговое представительство — тип пункта</text:p>
      <text:p text:style-name="P18">Клиент — тип пункта</text:p>
      <text:p text:style-name="P19">Пользователь — учетная запись в БД. Содержит имя, фамилию, отчество, логин, пароль, контактный номер тлф, электронный почтовый адрес.</text:p>
      <text:p text:style-name="P20">Роль пользователя — набор ограничений по работе с базой данных и уникальный интерфейс.</text:p>
      <text:p text:style-name="P21">Сборочный лист – документ, используемый<text:s/>сотрудником склада для сбора листа заказа.</text:p>
      <text:p text:style-name="P22">Расходная накладная<text:s/>–<text:s/>документ, создаваемый на основе внутренней заявки, является ее атрибутом. Создание расходной накладной – отдельный статус.</text:p>
      <text:p text:style-name="P23">Плечо маршрута – такое подмножество пунктов маршрута, в котором первый элемент совпадает с первым элементом маршрута, а все остальные элементы идут в порядке совпадающем с маршрутом. По другому — каждое плечо маршрута получается обрезкой пунктов маршрута справа.<text:s/>Одному маршрутному листу соответствует одно плечо маршрута.</text:p>
      <text:p text:style-name="P24">Диспетчер склада – сотрудник, проставляющий данные о убытии ТС со склада. Данные вносятся на уровне МЛ и автоматически каждой накладной присваивается статус «выехала со склада».</text:p>
      <text:soft-page-break/>
      <text:p text:style-name="P25">Диспетчер – сотрудник транспортного узла, имеющий возможность проставлять статусы для расходных накладных, следующих в его подразделение (для каждой накладной). Для транзитных маршрутных листов возможность проставления статуса как для каждой накладной, так и для МЛ в целом.</text:p>
      <text:p text:style-name="P26">Статус накладной – информация о последнем действии с накладной.</text:p>
      <text:p text:style-name="P27">Транспортный узел – торговое представительство, склад. Магистральные маршруты проходят через транспортные узлы.</text:p>
      <text:p text:style-name="P28">Объединение пунктов назначения – группировка адресов доставки (клиенты). Применяется для внутриузловых маршрутов.</text:p>
      <text:p text:style-name="P29"/>
      <text:p text:style-name="P30"/>
      <text:h text:style-name="P31" text:outline-level="1">Данные и списки</text:h>
      <text:p text:style-name="P32"/>
      <text:p text:style-name="P33">Заявка содержит в себе ссылку на клиента<text:s/>и торгового представителя.</text:p>
      <text:h text:style-name="P34" text:outline-level="4"><text:span text:style-name="T35">ЗН</text:span><text:s/><text:span text:style-name="T36">(заявка_накладная)</text:span></text:h>
      <text:p text:style-name="P37">Данная сущность может иметь следующие статусы:</text:p>
      <text:p text:style-name="P38">«не определена»</text:p>
      <text:p text:style-name="P39">«выгружено<text:s/>на утверждение торговому представителю»</text:p>
      <text:p text:style-name="P40">«резерв»</text:p>
      <text:p text:style-name="P41">«утверждено на сборку»</text:p>
      <text:p text:style-name="P42">«Стоп-лист»</text:p>
      <text:p text:style-name="P43">«Кредитный лимит»</text:p>
      <text:p text:style-name="P44">«Создана расходная накладная»</text:p>
      <text:p text:style-name="P45">«Выдана на сборку»</text:p>
      <text:p text:style-name="P46">«На контроле» (внутри сущности ЗН появляется количество мест)</text:p>
      <text:p text:style-name="P47">«Упаковано»</text:p>
      <text:p text:style-name="P48">«Готова к отправке»</text:p>
      <text:p text:style-name="P49"/>
      <text:p text:style-name="P50">Сущность<text:s/>ЗН имеет поля:</text:p>
      <text:p text:style-name="Textbody"><text:span text:style-name="T51">-количество мест</text:span><text:span text:style-name="T52"><text:s/></text:span><text:span text:style-name="T53">(может быть<text:s/></text:span>NULL<text:span text:style-name="T54">)</text:span></text:p>
      <text:p text:style-name="Textbody"><text:span text:style-name="T55">-ссылка на родительскую заявку</text:span><text:span text:style-name="T56"><text:s/></text:span><text:span text:style-name="T57">(</text:span>NOT<text:span text:style-name="T58"><text:s/></text:span>NULL<text:span text:style-name="T59">)</text:span></text:p>
      <text:p text:style-name="P60"/>
      <text:p text:style-name="P61">Валидация и авторизация</text:p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Heading">
      <style:paragraph-properties text:number-lines="false"/>
      <style:text-properties fo:font-size="16pt" style:font-size-asian="16pt" style:font-size-complex="1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Подзаголовок" style:display-name="Подзаголовок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Подпись" style:display-name="Подпись" style:family="paragraph" style:parent-style-name="Standard">
      <style:paragraph-properties text:number-lines="false"/>
      <style:text-properties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Приветствие" style:display-name="Приветствие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hyphenate="false"/>
    </style:style>
    <style:style style:name="BibliographyHeading" style:display-name="Bibliography Heading" style:family="paragraph" style:parent-style-name="Heading">
      <style:paragraph-properties text:number-lines="false"/>
      <style:text-properties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size="16pt" style:font-size-asian="16pt" style:font-size-complex="16pt"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size="16pt" style:font-size-asian="16pt" style:font-size-complex="16pt" fo:hyphenate="false"/>
    </style:style>
    <style:style style:name="Objectindexheading" style:display-name="Object index heading" style:family="paragraph" style:parent-style-name="Heading">
      <style:paragraph-properties text:number-lines="false"/>
      <style:text-properties fo:font-size="16pt" style:font-size-asian="16pt" style:font-size-complex="16pt" fo:hyphenate="false"/>
    </style:style>
    <style:style style:name="Tableindexheading" style:display-name="Table index heading" style:family="paragraph" style:parent-style-name="Heading">
      <style:paragraph-properties text:number-lines="false"/>
      <style:text-properties fo:font-size="16pt" style:font-size-asian="16pt" style:font-size-complex="1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size="16pt" style:font-size-asian="16pt" style:font-size-complex="16pt" fo:hyphenate="false"/>
    </style:style>
    <style:style style:name="Marginalia" style:display-name="Marginalia" style:family="paragraph" style:parent-style-name="Textbody">
      <style:paragraph-properties fo:margin-left="1.575in">
        <style:tab-stops/>
      </style:paragraph-properties>
      <style:text-properties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List1End" style:display-name="List 1 End" style:family="paragraph" style:parent-style-name="Список" style:next-style-name="List1">
      <style:paragraph-properties fo:margin-bottom="0.1666in" fo:margin-left="0.25in" fo:text-indent="-0.25in">
        <style:tab-stops/>
      </style:paragraph-properties>
      <style:text-properties fo:hyphenate="false"/>
    </style:style>
    <style:style style:name="List1" style:display-name="List 1" style:family="paragraph" style:parent-style-name="Список">
      <style:paragraph-properties fo:margin-left="0.25in" fo:text-indent="-0.25in">
        <style:tab-stops/>
      </style:paragraph-properties>
      <style:text-properties fo:hyphenate="false"/>
    </style:style>
    <style:style style:name="List2End" style:display-name="List 2 End" style:family="paragraph" style:parent-style-name="Список" style:next-style-name="Список2">
      <style:paragraph-properties fo:margin-bottom="0.1666in" fo:margin-left="0.5in" fo:text-indent="-0.25in">
        <style:tab-stops/>
      </style:paragraph-properties>
      <style:text-properties fo:hyphenate="false"/>
    </style:style>
    <style:style style:name="Список2" style:display-name="Список 2" style:family="paragraph" style:parent-style-name="Список">
      <style:paragraph-properties fo:margin-left="0.5in" fo:text-indent="-0.25in">
        <style:tab-stops/>
      </style:paragraph-properties>
      <style:text-properties fo:hyphenate="false"/>
    </style:style>
    <style:style style:name="List3End" style:display-name="List 3 End" style:family="paragraph" style:parent-style-name="Список" style:next-style-name="Список3">
      <style:paragraph-properties fo:margin-bottom="0.1666in" fo:margin-left="0.75in" fo:text-indent="-0.25in">
        <style:tab-stops/>
      </style:paragraph-properties>
      <style:text-properties fo:hyphenate="false"/>
    </style:style>
    <style:style style:name="Список3" style:display-name="Список 3" style:family="paragraph" style:parent-style-name="Список">
      <style:paragraph-properties fo:margin-left="0.75in" fo:text-indent="-0.25in">
        <style:tab-stops/>
      </style:paragraph-properties>
      <style:text-properties fo:hyphenate="false"/>
    </style:style>
    <style:style style:name="List4End" style:display-name="List 4 End" style:family="paragraph" style:parent-style-name="Список" style:next-style-name="Список4">
      <style:paragraph-properties fo:margin-bottom="0.1666in" fo:margin-left="1in" fo:text-indent="-0.25in">
        <style:tab-stops/>
      </style:paragraph-properties>
      <style:text-properties fo:hyphenate="false"/>
    </style:style>
    <style:style style:name="Список4" style:display-name="Список 4" style:family="paragraph" style:parent-style-name="Список">
      <style:paragraph-properties fo:margin-left="1in" fo:text-indent="-0.25in">
        <style:tab-stops/>
      </style:paragraph-properties>
      <style:text-properties fo:hyphenate="false"/>
    </style:style>
    <style:style style:name="List5End" style:display-name="List 5 End" style:family="paragraph" style:parent-style-name="Список" style:next-style-name="Список5">
      <style:paragraph-properties fo:margin-bottom="0.1666in" fo:margin-left="1.25in" fo:text-indent="-0.25in">
        <style:tab-stops/>
      </style:paragraph-properties>
      <style:text-properties fo:hyphenate="false"/>
    </style:style>
    <style:style style:name="Список5" style:display-name="Список 5" style:family="paragraph" style:parent-style-name="Список">
      <style:paragraph-properties fo:margin-left="1.25in" fo:text-indent="-0.25in">
        <style:tab-stops/>
      </style:paragraph-properties>
      <style:text-properties fo:hyphenate="false"/>
    </style:style>
    <style:style style:name="Numbering1End" style:display-name="Numbering 1 End" style:family="paragraph" style:parent-style-name="Список" style:next-style-name="Numbering1">
      <style:paragraph-properties fo:margin-bottom="0.1666in" fo:margin-left="0.25in" fo:text-indent="-0.25in">
        <style:tab-stops/>
      </style:paragraph-properties>
      <style:text-properties fo:hyphenate="false"/>
    </style:style>
    <style:style style:name="Numbering1" style:display-name="Numbering 1" style:family="paragraph" style:parent-style-name="Список">
      <style:paragraph-properties fo:margin-left="0.25in" fo:text-indent="-0.25in">
        <style:tab-stops/>
      </style:paragraph-properties>
      <style:text-properties fo:hyphenate="false"/>
    </style:style>
    <style:style style:name="Numbering2End" style:display-name="Numbering 2 End" style:family="paragraph" style:parent-style-name="Список" style:next-style-name="Numbering2">
      <style:paragraph-properties fo:margin-bottom="0.1666in" fo:margin-left="0.5in" fo:text-indent="-0.25in">
        <style:tab-stops/>
      </style:paragraph-properties>
      <style:text-properties fo:hyphenate="false"/>
    </style:style>
    <style:style style:name="Numbering2" style:display-name="Numbering 2" style:family="paragraph" style:parent-style-name="Список">
      <style:paragraph-properties fo:margin-left="0.5in" fo:text-indent="-0.25in">
        <style:tab-stops/>
      </style:paragraph-properties>
      <style:text-properties fo:hyphenate="false"/>
    </style:style>
    <style:style style:name="Numbering3End" style:display-name="Numbering 3 End" style:family="paragraph" style:parent-style-name="Список" style:next-style-name="Numbering3">
      <style:paragraph-properties fo:margin-bottom="0.1666in" fo:margin-left="0.75in" fo:text-indent="-0.25in">
        <style:tab-stops/>
      </style:paragraph-properties>
      <style:text-properties fo:hyphenate="false"/>
    </style:style>
    <style:style style:name="Numbering3" style:display-name="Numbering 3" style:family="paragraph" style:parent-style-name="Список">
      <style:paragraph-properties fo:margin-left="0.75in" fo:text-indent="-0.25in">
        <style:tab-stops/>
      </style:paragraph-properties>
      <style:text-properties fo:hyphenate="false"/>
    </style:style>
    <style:style style:name="Numbering4End" style:display-name="Numbering 4 End" style:family="paragraph" style:parent-style-name="Список" style:next-style-name="Numbering4">
      <style:paragraph-properties fo:margin-bottom="0.1666in" fo:margin-left="1in" fo:text-indent="-0.25in">
        <style:tab-stops/>
      </style:paragraph-properties>
      <style:text-properties fo:hyphenate="false"/>
    </style:style>
    <style:style style:name="Numbering4" style:display-name="Numbering 4" style:family="paragraph" style:parent-style-name="Список">
      <style:paragraph-properties fo:margin-left="1in" fo:text-indent="-0.25in">
        <style:tab-stops/>
      </style:paragraph-properties>
      <style:text-properties fo:hyphenate="false"/>
    </style:style>
    <style:style style:name="Numbering5End" style:display-name="Numbering 5 End" style:family="paragraph" style:parent-style-name="Список" style:next-style-name="Numbering5">
      <style:paragraph-properties fo:margin-bottom="0.1666in" fo:margin-left="1.25in" fo:text-indent="-0.25in">
        <style:tab-stops/>
      </style:paragraph-properties>
      <style:text-properties fo:hyphenate="false"/>
    </style:style>
    <style:style style:name="Numbering5" style:display-name="Numbering 5" style:family="paragraph" style:parent-style-name="Список">
      <style:paragraph-properties fo:margin-left="1.25in" fo:text-indent="-0.25in">
        <style:tab-stops/>
      </style:paragraph-properties>
      <style:text-properties fo:hyphenate="false"/>
    </style:style>
    <style:style style:name="List1Start" style:display-name="List 1 Start" style:family="paragraph" style:parent-style-name="Список" style:next-style-name="List1">
      <style:paragraph-properties fo:margin-top="0.1666in" fo:margin-bottom="0in" fo:margin-left="0.25in" fo:text-indent="-0.25in">
        <style:tab-stops/>
      </style:paragraph-properties>
      <style:text-properties fo:hyphenate="false"/>
    </style:style>
    <style:style style:name="List2Start" style:display-name="List 2 Start" style:family="paragraph" style:parent-style-name="Список" style:next-style-name="Список2">
      <style:paragraph-properties fo:margin-top="0.1666in" fo:margin-bottom="0in" fo:margin-left="0.5in" fo:text-indent="-0.25in">
        <style:tab-stops/>
      </style:paragraph-properties>
      <style:text-properties fo:hyphenate="false"/>
    </style:style>
    <style:style style:name="List3Start" style:display-name="List 3 Start" style:family="paragraph" style:parent-style-name="Список" style:next-style-name="Список3">
      <style:paragraph-properties fo:margin-top="0.1666in" fo:margin-bottom="0in" fo:margin-left="0.75in" fo:text-indent="-0.25in">
        <style:tab-stops/>
      </style:paragraph-properties>
      <style:text-properties fo:hyphenate="false"/>
    </style:style>
    <style:style style:name="List4Start" style:display-name="List 4 Start" style:family="paragraph" style:parent-style-name="Список" style:next-style-name="Список4">
      <style:paragraph-properties fo:margin-top="0.1666in" fo:margin-bottom="0in" fo:margin-left="1in" fo:text-indent="-0.25in">
        <style:tab-stops/>
      </style:paragraph-properties>
      <style:text-properties fo:hyphenate="false"/>
    </style:style>
    <style:style style:name="List5Start" style:display-name="List 5 Start" style:family="paragraph" style:parent-style-name="Список" style:next-style-name="Список5">
      <style:paragraph-properties fo:margin-top="0.1666in" fo:margin-bottom="0in" fo:margin-left="1.25in" fo:text-indent="-0.25in">
        <style:tab-stops/>
      </style:paragraph-properties>
      <style:text-properties fo:hyphenate="false"/>
    </style:style>
    <style:style style:name="Numbering1Start" style:display-name="Numbering 1 Start" style:family="paragraph" style:parent-style-name="Список" style:next-style-name="Numbering1">
      <style:paragraph-properties fo:margin-top="0.1666in" fo:margin-bottom="0in" fo:margin-left="0.25in" fo:text-indent="-0.25in">
        <style:tab-stops/>
      </style:paragraph-properties>
      <style:text-properties fo:hyphenate="false"/>
    </style:style>
    <style:style style:name="Numbering2Start" style:display-name="Numbering 2 Start" style:family="paragraph" style:parent-style-name="Список" style:next-style-name="Numbering2">
      <style:paragraph-properties fo:margin-top="0.1666in" fo:margin-bottom="0in" fo:margin-left="0.5in" fo:text-indent="-0.25in">
        <style:tab-stops/>
      </style:paragraph-properties>
      <style:text-properties fo:hyphenate="false"/>
    </style:style>
    <style:style style:name="Numbering3Start" style:display-name="Numbering 3 Start" style:family="paragraph" style:parent-style-name="Список" style:next-style-name="Numbering3">
      <style:paragraph-properties fo:margin-top="0.1666in" fo:margin-bottom="0in" fo:margin-left="0.75in" fo:text-indent="-0.25in">
        <style:tab-stops/>
      </style:paragraph-properties>
      <style:text-properties fo:hyphenate="false"/>
    </style:style>
    <style:style style:name="Numbering4Start" style:display-name="Numbering 4 Start" style:family="paragraph" style:parent-style-name="Список" style:next-style-name="Numbering4">
      <style:paragraph-properties fo:margin-top="0.1666in" fo:margin-bottom="0in" fo:margin-left="1in" fo:text-indent="-0.25in">
        <style:tab-stops/>
      </style:paragraph-properties>
      <style:text-properties fo:hyphenate="false"/>
    </style:style>
    <style:style style:name="Numbering5Start" style:display-name="Numbering 5 Start" style:family="paragraph" style:parent-style-name="Список" style:next-style-name="Numbering5">
      <style:paragraph-properties fo:margin-top="0.1666in" fo:margin-bottom="0in" fo:margin-left="1.25in" fo:text-indent="-0.25in">
        <style:tab-stops/>
      </style:paragraph-properties>
      <style:text-properties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List1Cont." style:display-name="List 1 Cont." style:family="paragraph" style:parent-style-name="Список">
      <style:paragraph-properties fo:margin-left="0.25in">
        <style:tab-stops/>
      </style:paragraph-properties>
      <style:text-properties fo:hyphenate="false"/>
    </style:style>
    <style:style style:name="List2Cont." style:display-name="List 2 Cont." style:family="paragraph" style:parent-style-name="Список">
      <style:paragraph-properties fo:margin-left="0.5in">
        <style:tab-stops/>
      </style:paragraph-properties>
      <style:text-properties fo:hyphenate="false"/>
    </style:style>
    <style:style style:name="List3Cont." style:display-name="List 3 Cont." style:family="paragraph" style:parent-style-name="Список">
      <style:paragraph-properties fo:margin-left="0.75in">
        <style:tab-stops/>
      </style:paragraph-properties>
      <style:text-properties fo:hyphenate="false"/>
    </style:style>
    <style:style style:name="List4Cont." style:display-name="List 4 Cont." style:family="paragraph" style:parent-style-name="Список">
      <style:paragraph-properties fo:margin-left="1in">
        <style:tab-stops/>
      </style:paragraph-properties>
      <style:text-properties fo:hyphenate="false"/>
    </style:style>
    <style:style style:name="List5Cont." style:display-name="List 5 Cont." style:family="paragraph" style:parent-style-name="Список">
      <style:paragraph-properties fo:margin-left="1.25in">
        <style:tab-stops/>
      </style:paragraph-properties>
      <style:text-properties fo:hyphenate="false"/>
    </style:style>
    <style:style style:name="Numbering1Cont." style:display-name="Numbering 1 Cont." style:family="paragraph" style:parent-style-name="Список">
      <style:paragraph-properties fo:margin-left="0.25in">
        <style:tab-stops/>
      </style:paragraph-properties>
      <style:text-properties fo:hyphenate="false"/>
    </style:style>
    <style:style style:name="Numbering2Cont." style:display-name="Numbering 2 Cont." style:family="paragraph" style:parent-style-name="Список">
      <style:paragraph-properties fo:margin-left="0.5in">
        <style:tab-stops/>
      </style:paragraph-properties>
      <style:text-properties fo:hyphenate="false"/>
    </style:style>
    <style:style style:name="Numbering3Cont." style:display-name="Numbering 3 Cont." style:family="paragraph" style:parent-style-name="Список">
      <style:paragraph-properties fo:margin-left="0.75in">
        <style:tab-stops/>
      </style:paragraph-properties>
      <style:text-properties fo:hyphenate="false"/>
    </style:style>
    <style:style style:name="Numbering4Cont." style:display-name="Numbering 4 Cont." style:family="paragraph" style:parent-style-name="Список">
      <style:paragraph-properties fo:margin-left="1in">
        <style:tab-stops/>
      </style:paragraph-properties>
      <style:text-properties fo:hyphenate="false"/>
    </style:style>
    <style:style style:name="Numbering5Cont." style:display-name="Numbering 5 Cont." style:family="paragraph" style:parent-style-name="Список">
      <style:paragraph-properties fo:margin-left="1.25in">
        <style:tab-stops/>
      </style:paragraph-properties>
      <style:text-properties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Указатель1" style:display-name="Указатель 1" style:family="paragraph" style:parent-style-name="Index">
      <style:text-properties fo:hyphenate="false"/>
    </style:style>
    <style:style style:name="Указатель2" style:display-name="Указатель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Указатель3" style:display-name="Указатель 3" style:family="paragraph" style:parent-style-name="Index">
      <style:paragraph-properties fo:margin-left="0.393in">
        <style:tab-stops/>
      </style:paragraph-properties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UserIndex10" style:display-name="User Index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бычный"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text-properties style:font-name="Segoe UI" style:font-name-asian="Segoe UI" style:font-name-complex="Segoe UI" fo:font-size="9pt" style:font-size-asian="9pt" style:font-size-complex="9pt" fo:hyphenate="false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Юлия Смирнова</dc:creator>
    <meta:creation-date>2009-04-16T11:32:00Z</meta:creation-date>
    <dc:date>2015-10-15T13:18:00Z</dc:date>
    <meta:template xlink:href="Normal" xlink:type="simple"/>
    <meta:editing-cycles>90</meta:editing-cycles>
    <meta:editing-duration>PT24300S</meta:editing-duration>
    <meta:user-defined meta:name="Info 1"/>
    <meta:user-defined meta:name="Info 2"/>
    <meta:user-defined meta:name="Info 3"/>
    <meta:user-defined meta:name="Info 4"/>
    <meta:document-statistic meta:page-count="2" meta:paragraph-count="7" meta:word-count="546" meta:character-count="3654" meta:row-count="25" meta:non-whitespace-character-count="3115"/>
  </office:meta>
</office:document-meta>
</file>